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C0000010061517608.jpg"/>
  <manifest:file-entry manifest:media-type="image/png" manifest:full-path="Pictures/100002010000020000000200E6FDCA9B.png"/>
  <manifest:file-entry manifest:media-type="image/jpeg" manifest:full-path="Pictures/1000000000000C570000094138D329E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552cm" fo:min-width="2.606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52cm" fo:min-width="2.085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0.571cm"/>
    </style:style>
    <style:style style:name="P1" style:family="paragraph">
      <style:paragraph-properties fo:text-align="center"/>
    </style:style>
    <style:style style:name="P2" style:family="paragraph">
      <style:text-properties fo:font-size="14pt"/>
    </style:style>
    <style:style style:name="P3"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35cm" svg:height="1.31cm" svg:x="15.35cm" svg:y="7.71cm">
          <draw:image xlink:href="Pictures/100000000000012C0000010061517608.jpg" xlink:type="simple" xlink:show="embed" xlink:actuate="onLoad">
            <text:p/>
          </draw:image>
        </draw:frame>
        <draw:frame draw:style-name="gr2" draw:text-style-name="P2" draw:layer="layout" svg:width="3.122cm" svg:height="0.806cm" svg:x="14.676cm" svg:y="9.396cm">
          <draw:text-box>
            <text:p><text:span text:style-name="T1">WiFi Router</text:span></text:p>
          </draw:text-box>
        </draw:frame>
        <draw:custom-shape draw:style-name="gr3" draw:text-style-name="P1" draw:layer="layout" svg:width="5.715cm" svg:height="3.81cm" svg:x="20.16cm" svg:y="6.875cm">
          <text:p text:style-name="P1">RetroStore.or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1.27cm" svg:height="0.635cm" svg:x="17.955cm" svg:y="8.3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2.3cm" svg:height="0.635cm" svg:x="6.08cm" svg:y="8.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3.969cm" svg:height="0.806cm" svg:x="8.742cm" svg:y="10.227cm">
          <draw:text-box>
            <text:p><text:span text:style-name="T2">RetroStoreCard</text:span></text:p>
          </draw:text-box>
        </draw:frame>
        <draw:frame draw:style-name="gr6" draw:text-style-name="P1" draw:layer="layout" svg:width="3.855cm" svg:height="2.891cm" svg:x="8.825cm" svg:y="7.275cm">
          <draw:image xlink:href="Pictures/1000000000000C570000094138D329E4.jpg" xlink:type="simple" xlink:show="embed" xlink:actuate="onLoad">
            <text:p/>
          </draw:image>
        </draw:frame>
        <draw:frame draw:style-name="gr6" draw:text-style-name="P1" draw:layer="layout" svg:width="4.104cm" svg:height="4.104cm" svg:x="1.6cm" svg:y="6.721cm">
          <draw:image xlink:href="Pictures/100002010000020000000200E6FDCA9B.png" xlink:type="simple" xlink:show="embed" xlink:actuate="onLoad">
            <text:p/>
          </draw:image>
        </draw:frame>
        <draw:frame draw:style-name="gr5" draw:text-style-name="P3" draw:layer="layout" svg:width="4.249cm" svg:height="0.806cm" svg:x="1.443cm" svg:y="10.227cm">
          <draw:text-box>
            <text:p><text:span text:style-name="T2">TRS-80 Model III</text:span></text:p>
          </draw:text-box>
        </draw:frame>
        <draw:frame draw:style-name="gr7" draw:text-style-name="P3" draw:layer="layout" svg:width="2.161cm" svg:height="0.806cm" svg:x="6.144cm" svg:y="9.227cm">
          <draw:text-box>
            <text:p text:style-name="P1"><text:span text:style-name="T2">I/O Bu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18-07-04T20:16:17.20</dc:date>
    <dc:creator>Arno Puder</dc:creator>
    <meta:editing-duration>PT12H2M58S</meta:editing-duration>
    <meta:editing-cycles>5</meta:editing-cycles>
    <meta:generator>OpenOffice/4.1.3$Win32 OpenOffice.org_project/413m1$Build-9783</meta:generator>
    <meta:document-statistic meta:object-count="10"/>
  </office:meta>
</office:document-meta>
</file>